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778" officeooo:paragraph-rsid="0002a778"/>
    </style:style>
    <style:style style:name="P2" style:family="paragraph" style:parent-style-name="Standard">
      <style:text-properties officeooo:rsid="0003eb18" officeooo:paragraph-rsid="00059c38"/>
    </style:style>
    <style:style style:name="P3" style:family="paragraph" style:parent-style-name="Standard">
      <style:text-properties officeooo:rsid="000b489a" officeooo:paragraph-rsid="000b489a"/>
    </style:style>
    <style:style style:name="P4" style:family="paragraph" style:parent-style-name="Standard">
      <style:text-properties officeooo:rsid="000e3a77" officeooo:paragraph-rsid="00103479"/>
    </style:style>
    <style:style style:name="T1" style:family="text">
      <style:text-properties officeooo:rsid="00059c38"/>
    </style:style>
    <style:style style:name="T2" style:family="text">
      <style:text-properties officeooo:rsid="000c9b2b"/>
    </style:style>
    <style:style style:name="T3" style:family="text">
      <style:text-properties officeooo:rsid="001034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description</text:p>
      <text:p text:style-name="P1">The project I chose is the Titanic competition. In brief, it consists of a data set of the passengers of the Titanic, which includes information like age, sex, and whether the passenger survived or not. The goal is to train an algorithm that can predict whether a passenger survived or not based on the other parameters. To evaluate the model, Kaggle provides another data set where the survival of the passengers is not reported. The metric used for evaluation will be the fraction of correct predictions of this second data set.</text:p>
      <text:p text:style-name="P1"/>
      <text:p text:style-name="P1">Analysis approach</text:p>
      <text:p text:style-name="P1">First I had to take care of data cleaning. The main problem was missing values in the data. To solve this, I replaced the missing values in each attribute by the average of that attribute across the entire dataset. This had to be done for numerical attributes like age and fare. For categorical attributes I used the most repeated value since there is no such thing as a mean for those. I ignored attributes like passenger name and cabin number because they seemed unlikely to be relevant and would require additional processing to be used in machine learning.</text:p>
      <text:p text:style-name="P1"/>
      <text:p text:style-name="P1">After I cleaned the data, I separated a random subset for training and a smaller one for cross validation, which I used to get a first estimate of the accuracy of my models on new examples. The two algorithms I tested were logistic regression and random forests.</text:p>
      <text:p text:style-name="P1"/>
      <text:p text:style-name="P1">Initial solution</text:p>
      <text:p text:style-name="P2">My first idea was to try a simple algorithm, namely logistic regression, before attempting more complicated ones. <text:span text:style-name="T1">After I trained the algorithm in the data set, I evaluated the model on the validation set. In addition to this, I created a learning curve, where I plotted the accuracy of the model on the training and validation sets as a function of training set size. To create smaller training sets I took independent subsets of varying sizes. All the coding work was performed in the R programming language. </text:span></text:p>
      <text:p text:style-name="P2"/>
      <text:p text:style-name="P3">Initial solution analysis</text:p>
      <text:p text:style-name="P3">The accuracy in the training and validation sets was 83% and 78%, respectively. <text:span text:style-name="T2">The learning curve showed that the accuracy on both sets was varying very slowly as I got to large subsets of the data, which means that additional data would probably not improve the performance and that there was probably enough data in the set to train this simple model correctly. Based on this, the most promising way to improve the accuracy would be to increase the complexity of the model, either by using more of the passenger attributes or by using a different algorithm.</text:span></text:p>
      <text:p text:style-name="P3"/>
      <text:p text:style-name="P3">Revised Solution and Analysis</text:p>
      <text:p text:style-name="P4">I chose to abandon logistic regression in favor of a random forest because its non-linearity could potentially increase the accuracy of the predictions. <text:span text:style-name="T3">With this method the accuracy in the training and validation sets was 92% and 83%, respectively, which is a definite improvement. Again the learning curves showed that the training set was probably of sufficient size to train the algorithm properly. As a next step I plan to revisit the passenger attributes I ignored to see if they can be used to increase the accuracy further. I have not used the testing set provided by Kaggle so far in order to avoid fitting to the testing data.</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17:44:43.168405077</meta:creation-date>
    <dc:date>2016-06-28T18:12:55.686554851</dc:date>
    <meta:editing-duration>PT28M5S</meta:editing-duration>
    <meta:editing-cycles>18</meta:editing-cycles>
    <meta:generator>LibreOffice/5.1.3.2$Linux_X86_64 LibreOffice_project/10m0$Build-2</meta:generator>
    <meta:document-statistic meta:table-count="0" meta:image-count="0" meta:object-count="0" meta:page-count="1" meta:paragraph-count="11" meta:word-count="542" meta:character-count="3165" meta:non-whitespace-character-count="2633"/>
  </office:meta>
</office:document-meta>
</file>